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7994" officeooo:paragraph-rsid="00117994"/>
    </style:style>
    <style:style style:name="P2" style:family="paragraph" style:parent-style-name="Standard">
      <style:text-properties fo:font-variant="normal" fo:text-transform="none" fo:color="#222222" style:font-name="sans-serif" fo:font-size="10.5pt" fo:letter-spacing="normal" fo:font-style="normal" fo:font-weight="normal" officeooo:rsid="00117994" officeooo:paragraph-rsid="00117994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7994" officeooo:paragraph-rsid="00117994" style:font-weight-asian="bold" style:font-weight-complex="bold"/>
    </style:style>
    <style:style style:name="P4" style:family="paragraph" style:parent-style-name="Text_20_body">
      <style:text-properties fo:font-variant="normal" fo:text-transform="none" fo:color="#222222" style:font-name="sans-serif" fo:font-size="10.5pt" fo:letter-spacing="normal" fo:font-style="normal" fo:font-weight="normal" officeooo:rsid="00117994" officeooo:paragraph-rsid="00117994"/>
    </style:style>
    <style:style style:name="P5" style:family="paragraph" style:parent-style-name="Text_20_body">
      <style:text-properties fo:font-variant="normal" fo:text-transform="none" fo:color="#222222" style:font-name="sans-serif" fo:font-size="10.5pt" fo:letter-spacing="normal" fo:font-style="normal" fo:font-weight="normal" officeooo:paragraph-rsid="00117994"/>
    </style:style>
    <style:style style:name="P6" style:family="paragraph" style:parent-style-name="Text_20_body">
      <style:text-properties officeooo:paragraph-rsid="00117994"/>
    </style:style>
    <style:style style:name="P7" style:family="paragraph" style:parent-style-name="Heading_20_3">
      <style:text-properties officeooo:paragraph-rsid="00117994"/>
    </style:style>
    <style:style style:name="P8" style:family="paragraph" style:parent-style-name="Heading_20_3">
      <style:text-properties fo:font-variant="normal" fo:text-transform="none" fo:color="#000000" style:font-name="sans-serif" fo:letter-spacing="normal" fo:font-style="normal" fo:font-weight="bold" officeooo:paragraph-rsid="00117994" style:font-weight-asian="bold" style:font-weight-complex="bold"/>
    </style:style>
    <style:style style:name="T1" style:family="text">
      <style:text-properties fo:font-style="italic"/>
    </style:style>
    <style:style style:name="T2" style:family="text">
      <style:text-properties fo:font-style="italic" fo:font-weight="bold" style:font-weight-asian="bold" style:font-weight-complex="bold"/>
    </style:style>
    <style:style style:name="T3" style:family="text">
      <style:text-properties fo:font-variant="normal" fo:text-transform="none" fo:color="#222222" style:font-name="sans-serif" fo:font-size="10.5pt" fo:letter-spacing="normal" fo:font-style="normal"/>
    </style:style>
    <style:style style:name="T4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5" style:family="text">
      <style:text-properties fo:font-variant="normal" fo:text-transform="none" fo:color="#222222" style:font-name="sans-serif" fo:font-size="10.5pt" fo:letter-spacing="normal" fo:font-style="normal" fo:font-weight="normal" officeooo:rsid="00117994"/>
    </style:style>
    <style:style style:name="T6" style:family="text">
      <style:text-properties fo:font-variant="normal" fo:text-transform="none" fo:color="#222222" style:font-name="sans-serif" fo:font-size="10.5pt" fo:letter-spacing="normal" fo:font-style="italic" fo:font-weight="normal"/>
    </style:style>
    <style:style style:name="T7" style:family="text">
      <style:text-properties fo:font-variant="normal" fo:text-transform="none" fo:color="#222222" style:font-name="sans-serif" fo:font-size="12pt" fo:letter-spacing="normal" fo:font-style="normal" fo:font-weight="normal"/>
    </style:style>
    <style:style style:name="T8" style:family="text">
      <style:text-properties fo:font-variant="normal" fo:text-transform="none" fo:color="#222222" fo:letter-spacing="normal"/>
    </style:style>
    <style:style style:name="T9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000000" style:font-name="sans-serif" fo:font-size="10.5pt" fo:letter-spacing="normal" fo:font-style="normal" fo:font-weight="bold"/>
    </style:style>
    <style:style style:name="T12" style:family="text">
      <style:text-properties fo:font-variant="normal" fo:text-transform="none" fo:color="#54595d" style:font-name="sans-serif" fo:font-size="12pt" fo:letter-spacing="normal" fo:font-style="normal" fo:font-weight="normal"/>
    </style:style>
    <style:style style:name="T13" style:family="text">
      <style:text-properties fo:color="#222222" fo:font-size="10.5pt"/>
    </style:style>
    <style:style style:name="T14" style:family="text">
      <style:text-properties fo:color="#222222" fo:font-size="10.5pt" fo:font-weight="normal"/>
    </style:style>
    <style:style style:name="T15" style:family="text">
      <style:text-properties fo:color="#0b0080" style:text-line-through-style="none" style:text-line-through-type="none" fo:font-size="8.25pt" style:text-underline-style="none" style:text-blinking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rray DBMS</text:p>
      <text:p text:style-name="P1"/>
      <text:p text:style-name="P2">As in practice arrays never appear standalone, such an array model normally is embedded into some overall data model, such as the relational model.</text:p>
      <text:p text:style-name="P2"/>
      <text:p text:style-name="P4">The prime task of the array storage manager is to give fast access to large arrays and sub-arrays. To this end, arrays get partitioned, during insertion, into so-called <text:span text:style-name="T1">tiles</text:span> or <text:span text:style-name="T1">chunks</text:span> of convenient size which then act as units of access during query evaluation.</text:p>
      <text:p text:style-name="P6"><text:span text:style-name="T4">Array DBMSs offer </text:span><text:a xlink:type="simple" xlink:href="https://en.wikipedia.org/wiki/Data_Manipulation_Language" text:style-name="Internet_20_link" text:visited-style-name="Visited_20_Internet_20_Link"><text:span text:style-name="T9">query languages</text:span></text:a><text:span text:style-name="T8"> </text:span><text:span text:style-name="T4">giving </text:span><text:a xlink:type="simple" xlink:href="https://en.wikipedia.org/wiki/Declarative_programming" text:style-name="Internet_20_link" text:visited-style-name="Visited_20_Internet_20_Link"><text:span text:style-name="T9">declarative</text:span></text:a><text:span text:style-name="T8"> </text:span><text:span text:style-name="T4">access to such arrays, allowing to create, manipulate, search, and delete them.</text:span></text:p>
      <text:p text:style-name="P6"><text:line-break/><text:span text:style-name="T4">Query </text:span><text:a xlink:type="simple" xlink:href="https://en.wikipedia.org/wiki/Query_optimization" text:style-name="Internet_20_link" text:visited-style-name="Visited_20_Internet_20_Link"><text:span text:style-name="T9">optimization</text:span></text:a><text:span text:style-name="T8"> </text:span><text:span text:style-name="T4">and </text:span><text:a xlink:type="simple" xlink:href="https://en.wikipedia.org/wiki/Parallel_computing" text:style-name="Internet_20_link" text:visited-style-name="Visited_20_Internet_20_Link"><text:span text:style-name="T9">parallelization</text:span></text:a><text:span text:style-name="T8"> </text:span><text:span text:style-name="T4">are important for achieving </text:span><text:a xlink:type="simple" xlink:href="https://en.wikipedia.org/wiki/Scalability" text:style-name="Internet_20_link" text:visited-style-name="Visited_20_Internet_20_Link"><text:span text:style-name="T9">scalability</text:span></text:a><text:span text:style-name="T4">; actually, many array operators lend themselves well towards parallel evaluation, by processing each tile on separate nodes or cores.</text:span></text:p>
      <text:p text:style-name="P6"><text:span text:style-name="T4"/></text:p>
      <text:h text:style-name="P7" text:outline-level="3"><text:bookmark text:name="Conceptual_modeling"/><text:span text:style-name="T11">Conceptual modeling</text:span></text:h>
      <text:p text:style-name="P6"><text:span text:style-name="T5">A</text:span><text:span text:style-name="T4">n array </text:span><text:span text:style-name="T6">A</text:span><text:span text:style-name="T7"> </text:span><text:span text:style-name="T4">is given by a function </text:span><text:span text:style-name="T6">A</text:span><text:span text:style-name="T4">: </text:span><text:span text:style-name="T6">X</text:span><text:span text:style-name="T7"> → </text:span><text:span text:style-name="T6">V</text:span><text:span text:style-name="T7"> </text:span><text:span text:style-name="T4">where </text:span><text:span text:style-name="T6">X</text:span><text:span text:style-name="T4">, the </text:span><text:span text:style-name="T6">domain</text:span><text:span text:style-name="T7"> </text:span><text:span text:style-name="T4">is a </text:span><text:span text:style-name="T6">d</text:span><text:span text:style-name="T4">-dimensional integer interval for some </text:span><text:span text:style-name="T6">d</text:span><text:span text:style-name="T4">&gt;0 and </text:span><text:span text:style-name="T6">V</text:span><text:span text:style-name="T4">, called </text:span><text:span text:style-name="T6">range</text:span><text:span text:style-name="T4">, is some (non-empty) value set; in set notation, this can be rewritten as { (</text:span><text:span text:style-name="T6">p</text:span><text:span text:style-name="T4">,</text:span><text:span text:style-name="T6">v</text:span><text:span text:style-name="T4">) | </text:span><text:span text:style-name="T6">p</text:span><text:span text:style-name="T7"> </text:span><text:span text:style-name="T4">in </text:span><text:span text:style-name="T6">X</text:span><text:span text:style-name="T4">, </text:span><text:span text:style-name="T6">v</text:span><text:span text:style-name="T7"> </text:span><text:span text:style-name="T4">in </text:span><text:span text:style-name="T6">V</text:span><text:span text:style-name="T7"> </text:span><text:span text:style-name="T4">}. Each (</text:span><text:span text:style-name="T6">p</text:span><text:span text:style-name="T4">,</text:span><text:span text:style-name="T6">v</text:span><text:span text:style-name="T4">) in </text:span><text:span text:style-name="T6">A</text:span><text:span text:style-name="T7"> </text:span><text:span text:style-name="T4">denotes an array element or </text:span><text:span text:style-name="T6">cell</text:span><text:span text:style-name="T4">, and following common notation we write </text:span><text:span text:style-name="T6">A</text:span><text:span text:style-name="T4">[</text:span><text:span text:style-name="T6">p</text:span><text:span text:style-name="T4">] = </text:span><text:span text:style-name="T6">v</text:span><text:span text:style-name="T4">. </text:span></text:p>
      <text:p text:style-name="P6"><text:span text:style-name="T4"/></text:p>
      <text:p text:style-name="P6"><text:span text:style-name="T4">Examples for </text:span><text:span text:style-name="T6">X</text:span><text:span text:style-name="T4"> include {0..767} × {0..1023} (for </text:span><text:a xlink:type="simple" xlink:href="https://en.wikipedia.org/wiki/Xga#Extended_Graphics_Array" text:style-name="Internet_20_link" text:visited-style-name="Visited_20_Internet_20_Link"><text:span text:style-name="T9">XGA</text:span></text:a><text:span text:style-name="T4"> sized images), examples for </text:span><text:span text:style-name="T6">V</text:span><text:span text:style-name="T4"> include {0..255} for 8-bit greyscale images and {0..255} × {0..255} × {0..255} for standard </text:span><text:a xlink:type="simple" xlink:href="https://en.wikipedia.org/wiki/RGB" text:style-name="Internet_20_link" text:visited-style-name="Visited_20_Internet_20_Link">RGB</text:a><text:span text:style-name="T9"> </text:span><text:span text:style-name="T4">imagery.</text:span></text:p>
      <text:p text:style-name="P6"><text:span text:style-name="T4"/></text:p>
      <text:p text:style-name="P6"><text:span text:style-name="T5">C</text:span><text:span text:style-name="T4">onceptually all cells should be inspected simultaneously – the query does not enforce any explicit iteration sequence over the array cells during evaluation.</text:span></text:p>
      <text:p text:style-name="P6"><text:span text:style-name="T4"/></text:p>
      <text:h text:style-name="P8" text:outline-level="3"><text:bookmark text:name="Array_storage"/><text:span text:style-name="T13">Array storage</text:span></text:h>
      <text:p text:style-name="P5">Array storage has to accommodate arrays of different dimensions and typically large sizes. A core task is to maintain spatial proximity on disk so as to reduce the number of disk accesses during subsetting.</text:p>
      <text:p text:style-name="P5">Commonly arrays are partitioned into sub-arrays which form the unit of access. Regular partitioning where all partitions have the same size (except possibly for boundaries) is referred to as <text:span text:style-name="T2">chunking</text:span>. A generalization which removes the restriction to equally sized partitions by supporting any kind of partitioning is <text:span text:style-name="T2">tiling</text:span>.<text:span text:style-name="T15"> </text:span>Array partitioning can improve access to array subsets significantly: by adjusting tiling to the access pattern, the server ideally can fetch all required data with only one disk access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0:04:15.641726748</meta:creation-date>
    <dc:date>2019-06-03T11:35:50.150252586</dc:date>
    <meta:editing-duration>PT1H11M13S</meta:editing-duration>
    <meta:editing-cycles>1</meta:editing-cycles>
    <meta:document-statistic meta:table-count="0" meta:image-count="0" meta:object-count="0" meta:page-count="1" meta:paragraph-count="13" meta:word-count="354" meta:character-count="2193" meta:non-whitespace-character-count="1847"/>
    <meta:generator>LibreOffice/6.0.7.3$Linux_X86_64 LibreOffice_project/00m0$Build-3</meta:generator>
  </office:meta>
</office:document-meta>
</file>